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Servlet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ServletOutputStream.DelegatingServletOutputStream( OutputStream targe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Servlet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letOutputStream.getTarge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let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ServletOutputStream.setWriteListener( WriteListener writ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letOutputStream.is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